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 Mono" svg:font-family="'Ubuntu Mono'"/>
  </office:font-face-decls>
  <office:automatic-styles>
    <style:style style:name="co1" style:family="table-column">
      <style:table-column-properties fo:break-before="auto" style:column-width="1.4902in"/>
    </style:style>
    <style:style style:name="co2" style:family="table-column">
      <style:table-column-properties fo:break-before="auto" style:column-width="2.583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6.0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file_name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cwe</text:p>
          </table:table-cell>
          <table:table-cell office:value-type="string" calcext:value-type="string">
            <text:p>evidence/code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isk</text:p>
          </table:table-cell>
          <table:table-cell office:value-type="string" calcext:value-type="string">
            <text:p>confidence</text:p>
          </table:table-cell>
        </table:table-row>
        <table:table-row table:style-name="ro1">
          <table:table-cell office:value-type="string" calcext:value-type="string">
            <text:p>BenchmarkTest00024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0024.doPost(BenchmarkTest00024.java:53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026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0026.doPost(BenchmarkTest00026.java:50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512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0512.doPost(BenchmarkTest00512.java:57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679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0679.doPost(BenchmarkTest00679.java:56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764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0764.doPost(BenchmarkTest00764.java:55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769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0769.doPost(BenchmarkTest00769.java:58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839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0839.doPost(BenchmarkTest00839.java:83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840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0840.doPost(BenchmarkTest00840.java:80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841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0841.doPost(BenchmarkTest00841.java:94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842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0842.doPost(BenchmarkTest00842.java:87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843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0843.doPost(BenchmarkTest00843.java:82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845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0845.doPost(BenchmarkTest00845.java:80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846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0846.doPost(BenchmarkTest00846.java:75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847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0847.doPost(BenchmarkTest00847.java:88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848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0848.doPost(BenchmarkTest00848.java:78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849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0849.doPost(BenchmarkTest00849.java:87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850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0850.doPost(BenchmarkTest00850.java:87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308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1308.doPost(BenchmarkTest01308.java:53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313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1313.doPost(BenchmarkTest01313.java:53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383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1383.doPost(BenchmarkTest01383.java:58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388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1388.doPost(BenchmarkTest01388.java:57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621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1621.doPost(BenchmarkTest01621.java:56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626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1626.doPost(BenchmarkTest01626.java:56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631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1631.doPost(BenchmarkTest01631.java:55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712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1712.doPost(BenchmarkTest01712.java:77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715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1715.doPost(BenchmarkTest01715.java:78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716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1716.doPost(BenchmarkTest01716.java:78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718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1718.doPost(BenchmarkTest01718.java:78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720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1720.doPost(BenchmarkTest01720.java:75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721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1721.doPost(BenchmarkTest01721.java:75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723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1723.doPost(BenchmarkTest01723.java:77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724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1724.doPost(BenchmarkTest01724.java:75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725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1725.doPost(BenchmarkTest01725.java:76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726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1726.doPost(BenchmarkTest01726.java:75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727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1727.doPost(BenchmarkTest01727.java:75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728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1728.doPost(BenchmarkTest01728.java:78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730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1730.doPost(BenchmarkTest01730.java:77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731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1731.doPost(BenchmarkTest01731.java:77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733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1733.doPost(BenchmarkTest01733.java:77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178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2178.doPost(BenchmarkTest02178.java:51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273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2273.doPost(BenchmarkTest02273.java:55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288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2288.doPost(BenchmarkTest02288.java:57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532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2532.doPost(BenchmarkTest02532.java:56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537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2537.doPost(BenchmarkTest02537.java:53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542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2542.doPost(BenchmarkTest02542.java:55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625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2625.doPost(BenchmarkTest02625.java:77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627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2627.doPost(BenchmarkTest02627.java:78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628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2628.doPost(BenchmarkTest02628.java:78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630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2630.doPost(BenchmarkTest02630.java:78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632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2632.doPost(BenchmarkTest02632.java:77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635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2635.doPost(BenchmarkTest02635.java:78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638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2638.doPost(BenchmarkTest02638.java:75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641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2641.doPost(BenchmarkTest02641.java:75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642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2642.doPost(BenchmarkTest02642.java:75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table:style-name="ce1" office:value-type="string" calcext:value-type="string">
            <text:p>BenchmarkTest02643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{org.owasp.benchmark.testcode.BenchmarkTest02643.doPost(BenchmarkTest02643.java:75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644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2644.doPost(BenchmarkTest02644.java:75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645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2645.doPost(BenchmarkTest02645.java:75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646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2646.doPost(BenchmarkTest02646.java:75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647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2647.doPost(BenchmarkTest02647.java:78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649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2649.doPost(BenchmarkTest02649.java:77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650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2650.doPost(BenchmarkTest02650.java:77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651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2651.doPost(BenchmarkTest02651.java:77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653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2653.doPost(BenchmarkTest02653.java:77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654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2654.doPost(BenchmarkTest02654.java:77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655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2655.doPost(BenchmarkTest02655.java:77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656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2656.doPost(BenchmarkTest02656.java:77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025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0025.doPost(BenchmarkTest00025.java:52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027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0027.doPost(BenchmarkTest00027.java:58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032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0032.doPost(BenchmarkTest00032.java:65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033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0033.doPost(BenchmarkTest00033.java:54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034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0034.doPost(BenchmarkTest00034.java:62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043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0043.doPost(BenchmarkTest00043.java:60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428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0428.doPost(BenchmarkTest00428.java:71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429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0429.doPost(BenchmarkTest00429.java:71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431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0431.doPost(BenchmarkTest00431.java:56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433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0433.doPost(BenchmarkTest00433.java:56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434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0434.doPost(BenchmarkTest00434.java:53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435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0435.doPost(BenchmarkTest00435.java:65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438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0438.doPost(BenchmarkTest00438.java:64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439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0439.doPost(BenchmarkTest00439.java:59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441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0441.doPost(BenchmarkTest00441.java:61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510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0510.doPost(BenchmarkTest00510.java:88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515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0515.doPost(BenchmarkTest00515.java:73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516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0516.doPost(BenchmarkTest00516.java:82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518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0518.doPost(BenchmarkTest00518.java:65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673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0673.doPost(BenchmarkTest00673.java:68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677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0677.doPost(BenchmarkTest00677.java:60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678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0678.doPost(BenchmarkTest00678.java:60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681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0681.doPost(BenchmarkTest00681.java:55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760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0760.doPost(BenchmarkTest00760.java:60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761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0761.doPost(BenchmarkTest00761.java:74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762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0762.doPost(BenchmarkTest00762.java:61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765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0765.doPost(BenchmarkTest00765.java:68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767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0767.doPost(BenchmarkTest00767.java:74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768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0768.doPost(BenchmarkTest00768.java:56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770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0770.doPost(BenchmarkTest00770.java:66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771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0771.doPost(BenchmarkTest00771.java:60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302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1302.doPost(BenchmarkTest01302.java:54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304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1304.doPost(BenchmarkTest01304.java:54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306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1306.doPost(BenchmarkTest01306.java:54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311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1311.doPost(BenchmarkTest01311.java:53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312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1312.doPost(BenchmarkTest01312.java:53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314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1314.doPost(BenchmarkTest01314.java:53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379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1379.doPost(BenchmarkTest01379.java:58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381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1381.doPost(BenchmarkTest01381.java:58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382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1382.doPost(BenchmarkTest01382.java:58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384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1384.doPost(BenchmarkTest01384.java:58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390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1390.doPost(BenchmarkTest01390.java:57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391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1391.doPost(BenchmarkTest01391.java:57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394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1394.doPost(BenchmarkTest01394.java:57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395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1395.doPost(BenchmarkTest01395.java:57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396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1396.doPost(BenchmarkTest01396.java:57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552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1552.doPost(BenchmarkTest01552.java:56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554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1554.doPost(BenchmarkTest01554.java:53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557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1557.doPost(BenchmarkTest01557.java:55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558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1558.doPost(BenchmarkTest01558.java:55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559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1559.doPost(BenchmarkTest01559.java:55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560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1560.doPost(BenchmarkTest01560.java:55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620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1620.doPost(BenchmarkTest01620.java:55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623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1623.doPost(BenchmarkTest01623.java:56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624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1624.doPost(BenchmarkTest01624.java:53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625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1625.doPost(BenchmarkTest01625.java:55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627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1627.doPost(BenchmarkTest01627.java:55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630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1630.doPost(BenchmarkTest01630.java:55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169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2169.doPost(BenchmarkTest02169.java:54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170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2170.doPost(BenchmarkTest02170.java:54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171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2171.doPost(BenchmarkTest02171.java:54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177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2177.doPost(BenchmarkTest02177.java:51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179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2179.doPost(BenchmarkTest02179.java:53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181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2181.doPost(BenchmarkTest02181.java:52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182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2182.doPost(BenchmarkTest02182.java:52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186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2186.doPost(BenchmarkTest02186.java:53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187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2187.doPost(BenchmarkTest02187.java:53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264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2264.doPost(BenchmarkTest02264.java:57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269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2269.doPost(BenchmarkTest02269.java:58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270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2270.doPost(BenchmarkTest02270.java:58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272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2272.doPost(BenchmarkTest02272.java:55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275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2275.doPost(BenchmarkTest02275.java:57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277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2277.doPost(BenchmarkTest02277.java:55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281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2281.doPost(BenchmarkTest02281.java:56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284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2284.doPost(BenchmarkTest02284.java:57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286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2286.doPost(BenchmarkTest02286.java:57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287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2287.doPost(BenchmarkTest02287.java:57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449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2449.doPost(BenchmarkTest02449.java:56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451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2451.doPost(BenchmarkTest02451.java:53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453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2453.doPost(BenchmarkTest02453.java:54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454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2454.doPost(BenchmarkTest02454.java:56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455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2455.doPost(BenchmarkTest02455.java:55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528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2528.doPost(BenchmarkTest02528.java:55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530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2530.doPost(BenchmarkTest02530.java:56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531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2531.doPost(BenchmarkTest02531.java:56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533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2533.doPost(BenchmarkTest02533.java:56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534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2534.doPost(BenchmarkTest02534.java:56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535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2535.doPost(BenchmarkTest02535.java:56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543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2543.doPost(BenchmarkTest02543.java:55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545</text:p>
          </table:table-cell>
          <table:table-cell office:value-type="string" calcext:value-type="string">
            <text:p>SQL Injection - Hypersonic SQ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org.owasp.benchmark.testcode.BenchmarkTest02545.doPost(BenchmarkTest02545.java:55)}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010</text:p>
          </table:table-cell>
          <table:table-cell office:value-type="string" calcext:value-type="string">
            <text:p>SQL Injection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Weak Randomness Test java.security.SecureRandom.nextInt(int) executed}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485</text:p>
          </table:table-cell>
          <table:table-cell office:value-type="string" calcext:value-type="string">
            <text:p>SQL Injection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Weak Randomness Test java.util.Random.nextInt(int) executed}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901</text:p>
          </table:table-cell>
          <table:table-cell office:value-type="string" calcext:value-type="string">
            <text:p>SQL Injection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Weak Randomness Test java.util.Random.nextInt(int) executed}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921</text:p>
          </table:table-cell>
          <table:table-cell office:value-type="string" calcext:value-type="string">
            <text:p>SQL Injection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Weak Randomness Test java.security.SecureRandom.nextInt(int) executed}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349</text:p>
          </table:table-cell>
          <table:table-cell office:value-type="string" calcext:value-type="string">
            <text:p>SQL Injection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Weak Randomness Test java.security.SecureRandom.nextInt(int) executed}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444</text:p>
          </table:table-cell>
          <table:table-cell office:value-type="string" calcext:value-type="string">
            <text:p>SQL Injection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{Weak Randomness Test java.security.SecureRandom.nextInt(int) executed}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506</text:p>
          </table:table-cell>
          <table:table-cell office:value-type="string" calcext:value-type="string">
            <text:p>Pll Disclosure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{Weak Randomness Test java.util.Random.nextLong() executed}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643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org.owasp.benchmark.testcode.BenchmarkTest01643.doPost(BenchmarkTest01643.java:105)}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559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org.owasp.benchmark.testcode.BenchmarkTest02559.doPost(BenchmarkTest02559.java:105)}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689</text:p>
          </table:table-cell>
          <table:table-cell office:value-type="string" calcext:value-type="string">
            <text:p>Buffer Overflow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{at org.owasp.benchmark.testcode.BenchmarkTest00689.doPost(BenchmarkTest00689.java:91)}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780</text:p>
          </table:table-cell>
          <table:table-cell office:value-type="string" calcext:value-type="string">
            <text:p>Buffer Overflow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{at org.owasp.benchmark.testcode.BenchmarkTest00780.doPost(BenchmarkTest00780.java:111)}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372</text:p>
          </table:table-cell>
          <table:table-cell office:value-type="string" calcext:value-type="string">
            <text:p>Buffer Overflow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{at org.owasp.benchmark.testcode.BenchmarkTest02372.doPost(BenchmarkTest02372.java:70)}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313</text:p>
          </table:table-cell>
          <table:table-cell office:value-type="string" calcext:value-type="string">
            <text:p>Buffer Overflow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{org.owasp.benchmark.testcode.BenchmarkTest01313.doPost(BenchmarkTest01313.java:53)}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621</text:p>
          </table:table-cell>
          <table:table-cell office:value-type="string" calcext:value-type="string">
            <text:p>Buffer Overflow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{org.owasp.benchmark.testcode.BenchmarkTest01621.doPost(BenchmarkTest01621.java:66)}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631</text:p>
          </table:table-cell>
          <table:table-cell office:value-type="string" calcext:value-type="string">
            <text:p>Buffer Overflow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{org.owasp.benchmark.testcode.BenchmarkTest01631.doPost(BenchmarkTest01631.java:61)}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712</text:p>
          </table:table-cell>
          <table:table-cell office:value-type="string" calcext:value-type="string">
            <text:p>Buffer Overflow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{org.owasp.benchmark.testcode.BenchmarkTest01712.doPost(BenchmarkTest01712.java:85)}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733</text:p>
          </table:table-cell>
          <table:table-cell office:value-type="string" calcext:value-type="string">
            <text:p>Buffer Overflow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{org.owasp.benchmark.testcode.BenchmarkTest01733.doPost(BenchmarkTest01733.java:83)}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288</text:p>
          </table:table-cell>
          <table:table-cell office:value-type="string" calcext:value-type="string">
            <text:p>Buffer Overflow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{org.owasp.benchmark.testcode.BenchmarkTest02288.doPost(BenchmarkTest02288.java:63)}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625</text:p>
          </table:table-cell>
          <table:table-cell office:value-type="string" calcext:value-type="string">
            <text:p>Buffer Overflow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{org.owasp.benchmark.testcode.BenchmarkTest02625.doPost(BenchmarkTest02625.java:85)}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627</text:p>
          </table:table-cell>
          <table:table-cell office:value-type="string" calcext:value-type="string">
            <text:p>Buffer Overflow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{org.owasp.benchmark.testcode.BenchmarkTest02627.doPost(BenchmarkTest02627.java:88)}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628</text:p>
          </table:table-cell>
          <table:table-cell office:value-type="string" calcext:value-type="string">
            <text:p>Buffer Overflow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{org.owasp.benchmark.testcode.BenchmarkTest02628.doPost(BenchmarkTest02628.java:88)}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630</text:p>
          </table:table-cell>
          <table:table-cell office:value-type="string" calcext:value-type="string">
            <text:p>Buffer Overflow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{org.owasp.benchmark.testcode.BenchmarkTest02630.doPost(BenchmarkTest02630.java:89)}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654</text:p>
          </table:table-cell>
          <table:table-cell office:value-type="string" calcext:value-type="string">
            <text:p>Buffer Overflow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{org.owasp.benchmark.testcode.BenchmarkTest02654.doPost(BenchmarkTest02654.java:83)}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655</text:p>
          </table:table-cell>
          <table:table-cell office:value-type="string" calcext:value-type="string">
            <text:p>Buffer Overflow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{org.owasp.benchmark.testcode.BenchmarkTest02655.doPost(BenchmarkTest02655.java:83)}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656</text:p>
          </table:table-cell>
          <table:table-cell office:value-type="string" calcext:value-type="string">
            <text:p>Buffer Overflow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{org.owasp.benchmark.testcode.BenchmarkTest02656.doPost(BenchmarkTest02656.java:83)}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690</text:p>
          </table:table-cell>
          <table:table-cell office:value-type="string" calcext:value-type="string">
            <text:p>Buffer Overflow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{at org.owasp.benchmark.testcode.BenchmarkTest00690.doPost(BenchmarkTest00690.java:89)}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943</text:p>
          </table:table-cell>
          <table:table-cell office:value-type="string" calcext:value-type="string">
            <text:p>Buffer Overflow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{at org.owasp.benchmark.testcode.BenchmarkTest00943.doPost(BenchmarkTest00943.java:87)}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100</text:p>
          </table:table-cell>
          <table:table-cell office:value-type="string" calcext:value-type="string">
            <text:p>Buffer Overflow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{at org.owasp.benchmark.testcode.BenchmarkTest01100.doPost(BenchmarkTest01100.java:83)}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101</text:p>
          </table:table-cell>
          <table:table-cell office:value-type="string" calcext:value-type="string">
            <text:p>Buffer Overflow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{at org.owasp.benchmark.testcode.BenchmarkTest01101.doPost(BenchmarkTest01101.java:83)}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321</text:p>
          </table:table-cell>
          <table:table-cell office:value-type="string" calcext:value-type="string">
            <text:p>Buffer Overflow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{at org.owasp.benchmark.testcode.BenchmarkTest01321.doPost(BenchmarkTest01321.java:72)}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399</text:p>
          </table:table-cell>
          <table:table-cell office:value-type="string" calcext:value-type="string">
            <text:p>Buffer Overflow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{at org.owasp.benchmark.testcode.BenchmarkTest01399.doPost(BenchmarkTest01399.java:82)}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485</text:p>
          </table:table-cell>
          <table:table-cell office:value-type="string" calcext:value-type="string">
            <text:p>Buffer Overflow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{at org.owasp.benchmark.testcode.BenchmarkTest01485.doPost(BenchmarkTest01485.java:70)}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738</text:p>
          </table:table-cell>
          <table:table-cell office:value-type="string" calcext:value-type="string">
            <text:p>Buffer Overflow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{at org.owasp.benchmark.testcode.BenchmarkTest01738.doPost(BenchmarkTest01738.java:69)}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739</text:p>
          </table:table-cell>
          <table:table-cell office:value-type="string" calcext:value-type="string">
            <text:p>Buffer Overflow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{at org.owasp.benchmark.testcode.BenchmarkTest01739.doPost(BenchmarkTest01739.java:69)}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828</text:p>
          </table:table-cell>
          <table:table-cell office:value-type="string" calcext:value-type="string">
            <text:p>Buffer Overflow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{at org.owasp.benchmark.testcode.BenchmarkTest01828.doPost(BenchmarkTest01828.java:87)}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896</text:p>
          </table:table-cell>
          <table:table-cell office:value-type="string" calcext:value-type="string">
            <text:p>Buffer Overflow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{at org.owasp.benchmark.testcode.BenchmarkTest01896.doPost(BenchmarkTest01896.java:73)}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102</text:p>
          </table:table-cell>
          <table:table-cell office:value-type="string" calcext:value-type="string">
            <text:p>Buffer Overflow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{at org.owasp.benchmark.testcode.BenchmarkTest02102.doPost(BenchmarkTest02102.java:68)}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027</text:p>
          </table:table-cell>
          <table:table-cell office:value-type="string" calcext:value-type="string">
            <text:p>Buffer Overflow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{org.owasp.benchmark.testcode.BenchmarkTest00027.doPost(BenchmarkTest00027.java:58)}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043</text:p>
          </table:table-cell>
          <table:table-cell office:value-type="string" calcext:value-type="string">
            <text:p>Buffer Overflow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{org.owasp.benchmark.testcode.BenchmarkTest00043.doPost(BenchmarkTest00043.java:60)}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441</text:p>
          </table:table-cell>
          <table:table-cell office:value-type="string" calcext:value-type="string">
            <text:p>Buffer Overflow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{org.owasp.benchmark.testcode.BenchmarkTest00441.doPost(BenchmarkTest00441.java:61)}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510</text:p>
          </table:table-cell>
          <table:table-cell office:value-type="string" calcext:value-type="string">
            <text:p>Buffer Overflow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{org.owasp.benchmark.testcode.BenchmarkTest00510.doPost(BenchmarkTest00510.java:88)}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518</text:p>
          </table:table-cell>
          <table:table-cell office:value-type="string" calcext:value-type="string">
            <text:p>Buffer Overflow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{org.owasp.benchmark.testcode.BenchmarkTest00518.doPost(BenchmarkTest00518.java:65)}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760</text:p>
          </table:table-cell>
          <table:table-cell office:value-type="string" calcext:value-type="string">
            <text:p>Buffer Overflow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{org.owasp.benchmark.testcode.BenchmarkTest00760.doPost(BenchmarkTest00760.java:68)}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761</text:p>
          </table:table-cell>
          <table:table-cell office:value-type="string" calcext:value-type="string">
            <text:p>Buffer Overflow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{org.owasp.benchmark.testcode.BenchmarkTest00761.doPost(BenchmarkTest00761.java:82)}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762</text:p>
          </table:table-cell>
          <table:table-cell office:value-type="string" calcext:value-type="string">
            <text:p>Buffer Overflow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{org.owasp.benchmark.testcode.BenchmarkTest00762.doPost(BenchmarkTest00762.java:72)}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302</text:p>
          </table:table-cell>
          <table:table-cell office:value-type="string" calcext:value-type="string">
            <text:p>Buffer Overflow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{org.owasp.benchmark.testcode.BenchmarkTest01302.doPost(BenchmarkTest01302.java:65)}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314</text:p>
          </table:table-cell>
          <table:table-cell office:value-type="string" calcext:value-type="string">
            <text:p>Buffer Overflow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{org.owasp.benchmark.testcode.BenchmarkTest01314.doPost(BenchmarkTest01314.java:59)}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379</text:p>
          </table:table-cell>
          <table:table-cell office:value-type="string" calcext:value-type="string">
            <text:p>Buffer Overflow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{org.owasp.benchmark.testcode.BenchmarkTest01379.doPost(BenchmarkTest01379.java:69)}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394</text:p>
          </table:table-cell>
          <table:table-cell office:value-type="string" calcext:value-type="string">
            <text:p>Buffer Overflow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{org.owasp.benchmark.testcode.BenchmarkTest01394.doPost(BenchmarkTest01394.java:63)}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395</text:p>
          </table:table-cell>
          <table:table-cell office:value-type="string" calcext:value-type="string">
            <text:p>Buffer Overflow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{org.owasp.benchmark.testcode.BenchmarkTest01395.doPost(BenchmarkTest01395.java:63)}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396</text:p>
          </table:table-cell>
          <table:table-cell office:value-type="string" calcext:value-type="string">
            <text:p>Buffer Overflow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{org.owasp.benchmark.testcode.BenchmarkTest01396.doPost(BenchmarkTest01396.java:63)}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560</text:p>
          </table:table-cell>
          <table:table-cell office:value-type="string" calcext:value-type="string">
            <text:p>Buffer Overflow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{org.owasp.benchmark.testcode.BenchmarkTest01560.doPost(BenchmarkTest01560.java:61)}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620</text:p>
          </table:table-cell>
          <table:table-cell office:value-type="string" calcext:value-type="string">
            <text:p>Buffer Overflow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{org.owasp.benchmark.testcode.BenchmarkTest01620.doPost(BenchmarkTest01620.java:63)}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623</text:p>
          </table:table-cell>
          <table:table-cell office:value-type="string" calcext:value-type="string">
            <text:p>Buffer Overflow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{org.owasp.benchmark.testcode.BenchmarkTest01623.doPost(BenchmarkTest01623.java:67)}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630</text:p>
          </table:table-cell>
          <table:table-cell office:value-type="string" calcext:value-type="string">
            <text:p>Buffer Overflow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{org.owasp.benchmark.testcode.BenchmarkTest01630.doPost(BenchmarkTest01630.java:61)}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169</text:p>
          </table:table-cell>
          <table:table-cell office:value-type="string" calcext:value-type="string">
            <text:p>Buffer Overflow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{org.owasp.benchmark.testcode.BenchmarkTest02169.doPost(BenchmarkTest02169.java:64)}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170</text:p>
          </table:table-cell>
          <table:table-cell office:value-type="string" calcext:value-type="string">
            <text:p>Buffer Overflow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{org.owasp.benchmark.testcode.BenchmarkTest02170.doPost(BenchmarkTest02170.java:65)}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264</text:p>
          </table:table-cell>
          <table:table-cell office:value-type="string" calcext:value-type="string">
            <text:p>Buffer Overflow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{org.owasp.benchmark.testcode.BenchmarkTest02264.doPost(BenchmarkTest02264.java:65)}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286</text:p>
          </table:table-cell>
          <table:table-cell office:value-type="string" calcext:value-type="string">
            <text:p>Buffer Overflow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{org.owasp.benchmark.testcode.BenchmarkTest02286.doPost(BenchmarkTest02286.java:63)}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287</text:p>
          </table:table-cell>
          <table:table-cell office:value-type="string" calcext:value-type="string">
            <text:p>Buffer Overflow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{org.owasp.benchmark.testcode.BenchmarkTest02287.doPost(BenchmarkTest02287.java:63)}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449</text:p>
          </table:table-cell>
          <table:table-cell office:value-type="string" calcext:value-type="string">
            <text:p>Buffer Overflow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{org.owasp.benchmark.testcode.BenchmarkTest02449.doPost(BenchmarkTest02449.java:67)}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455</text:p>
          </table:table-cell>
          <table:table-cell office:value-type="string" calcext:value-type="string">
            <text:p>Buffer Overflow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{org.owasp.benchmark.testcode.BenchmarkTest02455.doPost(BenchmarkTest02455.java:61)}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528</text:p>
          </table:table-cell>
          <table:table-cell office:value-type="string" calcext:value-type="string">
            <text:p>Buffer Overflow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{org.owasp.benchmark.testcode.BenchmarkTest02528.doPost(BenchmarkTest02528.java:63)}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530</text:p>
          </table:table-cell>
          <table:table-cell office:value-type="string" calcext:value-type="string">
            <text:p>Buffer Overflow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{org.owasp.benchmark.testcode.BenchmarkTest02530.doPost(BenchmarkTest02530.java:67)}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545</text:p>
          </table:table-cell>
          <table:table-cell office:value-type="string" calcext:value-type="string">
            <text:p>Buffer Overflow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{org.owasp.benchmark.testcode.BenchmarkTest02545.doPost(BenchmarkTest02545.java:61)}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820</text:p>
          </table:table-cell>
          <table:table-cell office:value-type="string" calcext:value-type="string">
            <text:p>Cookie Without Secure Flag 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{Created cookie: 'SomeCookie': with value: 'whatever' and secure flag set to: false}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821</text:p>
          </table:table-cell>
          <table:table-cell office:value-type="string" calcext:value-type="string">
            <text:p>Cookie Without Secure Flag 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{Created cookie: 'SomeCookie': with value: 'whatever' and secure flag set to: false}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283</text:p>
          </table:table-cell>
          <table:table-cell office:value-type="string" calcext:value-type="string">
            <text:p>Cookie Without Secure Flag 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{Created cookie: 'SomeCookie': with value: 'whatever' and secure flag set to: false}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521</text:p>
          </table:table-cell>
          <table:table-cell office:value-type="string" calcext:value-type="string">
            <text:p>Cookie Without Secure Flag 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{Created cookie: 'SomeCookie': with value: 'whatever' and secure flag set to: false}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682</text:p>
          </table:table-cell>
          <table:table-cell office:value-type="string" calcext:value-type="string">
            <text:p>Cookie Without Secure Flag 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{Created cookie: 'SomeCookie': with value: 'whatever' and secure flag set to: false}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683</text:p>
          </table:table-cell>
          <table:table-cell office:value-type="string" calcext:value-type="string">
            <text:p>Cookie Without Secure Flag 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{Created cookie: 'SomeCookie': with value: 'whatever' and secure flag set to: false}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427</text:p>
          </table:table-cell>
          <table:table-cell office:value-type="string" calcext:value-type="string">
            <text:p>Cookie Without Secure Flag 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{Created cookie: 'SomeCookie': with value: 'whatever' and secure flag set to: false}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507</text:p>
          </table:table-cell>
          <table:table-cell office:value-type="string" calcext:value-type="string">
            <text:p>Cookie Without Secure Flag 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{Created cookie: 'SomeCookie': with value: 'whatever' and secure flag set to: false}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087</text:p>
          </table:table-cell>
          <table:table-cell office:value-type="string" calcext:value-type="string">
            <text:p>Cookie Without Secure Flag 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{Created cookie: 'SomeCookie': with value: 'whatever' and secure flag set to: false}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348</text:p>
          </table:table-cell>
          <table:table-cell office:value-type="string" calcext:value-type="string">
            <text:p>Cookie Without Secure Flag 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{Created cookie: 'SomeCookie': with value: 'whatever' and secure flag set to: false}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403</text:p>
          </table:table-cell>
          <table:table-cell office:value-type="string" calcext:value-type="string">
            <text:p>Cookie Without Secure Flag 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{Created cookie: 'SomeCookie': with value: 'whatever' and secure flag set to: false}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491</text:p>
          </table:table-cell>
          <table:table-cell office:value-type="string" calcext:value-type="string">
            <text:p>Cookie Without Secure Flag 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{Created cookie: 'SomeCookie': with value: 'whatever' and secure flag set to: false}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736</text:p>
          </table:table-cell>
          <table:table-cell office:value-type="string" calcext:value-type="string">
            <text:p>Cookie Without Secure Flag 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{Created cookie: 'SomeCookie': with value: 'whatever' and secure flag set to: false}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903</text:p>
          </table:table-cell>
          <table:table-cell office:value-type="string" calcext:value-type="string">
            <text:p>Cookie Without Secure Flag 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{Created cookie: 'SomeCookie': with value: 'whatever' and secure flag set to: false}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977</text:p>
          </table:table-cell>
          <table:table-cell office:value-type="string" calcext:value-type="string">
            <text:p>Cookie Without Secure Flag 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{Created cookie: 'SomeCookie': with value: 'whatever' and secure flag set to: false}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280</text:p>
          </table:table-cell>
          <table:table-cell office:value-type="string" calcext:value-type="string">
            <text:p>Cookie Without Secure Flag 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{Created cookie: 'SomeCookie': with value: 'whatever' and secure flag set to: false}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281</text:p>
          </table:table-cell>
          <table:table-cell office:value-type="string" calcext:value-type="string">
            <text:p>Cookie Without Secure Flag 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{Created cookie: 'SomeCookie': with value: 'whatever' and secure flag set to: false}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282</text:p>
          </table:table-cell>
          <table:table-cell office:value-type="string" calcext:value-type="string">
            <text:p>Cookie Without Secure Flag 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{Created cookie: 'SomeCookie': with value: 'whatever' and secure flag set to: false}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789</text:p>
          </table:table-cell>
          <table:table-cell office:value-type="string" calcext:value-type="string">
            <text:p>Cookie Without Secure Flag 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{Created cookie: 'SomeCookie': with value: 'whatever' and secure flag set to: false}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861</text:p>
          </table:table-cell>
          <table:table-cell office:value-type="string" calcext:value-type="string">
            <text:p>Cookie Without Secure Flag 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{Created cookie: 'SomeCookie': with value: 'whatever' and secure flag set to: false}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142</text:p>
          </table:table-cell>
          <table:table-cell office:value-type="string" calcext:value-type="string">
            <text:p>Cookie Without Secure Flag 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{Created cookie: 'SomeCookie': with value: 'whatever' and secure flag set to: false}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709</text:p>
          </table:table-cell>
          <table:table-cell office:value-type="string" calcext:value-type="string">
            <text:p>Cookie Without Secure Flag 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{Created cookie: 'SomeCookie': with value: 'whatever' and secure flag set to: false}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710</text:p>
          </table:table-cell>
          <table:table-cell office:value-type="string" calcext:value-type="string">
            <text:p>Cookie Without Secure Flag 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{Created cookie: 'SomeCookie': with value: 'whatever' and secure flag set to: false}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407</text:p>
          </table:table-cell>
          <table:table-cell office:value-type="string" calcext:value-type="string">
            <text:p>Remote OS Command Injectio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{Here is the standard output of the command:&lt;br&gt;benchmarkDataBase.lck&lt;br&gt;benchmarkDataBase.log&lt;br&gt;benchmarkDataBase.properties&lt;br&gt;benchmarkDataBase.script&lt;br&gt;benchmarkDataBase.tmp&lt;br&gt;common&lt;br&gt;conf&lt;br&gt;logs&lt;br&gt;shared&lt;br&gt;temp&lt;br&gt;testfiles&lt;br&gt;webapps&lt;br&gt;work&lt;br&gt;&lt;br&gt;Here is the std err of the command (if any):&lt;br&gt;}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497</text:p>
          </table:table-cell>
          <table:table-cell office:value-type="string" calcext:value-type="string">
            <text:p>Remote OS Command Injectio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{Here is the standard output of the command:&lt;br&gt;benchmarkDataBase.lck&lt;br&gt;benchmarkDataBase.log&lt;br&gt;benchmarkDataBase.properties&lt;br&gt;benchmarkDataBase.script&lt;br&gt;benchmarkDataBase.tmp&lt;br&gt;common&lt;br&gt;conf&lt;br&gt;logs&lt;br&gt;shared&lt;br&gt;temp&lt;br&gt;testfiles&lt;br&gt;webapps&lt;br&gt;work&lt;br&gt;&lt;br&gt;Here is the std err of the command (if any):&lt;br&gt;}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815</text:p>
          </table:table-cell>
          <table:table-cell office:value-type="string" calcext:value-type="string">
            <text:p>Remote OS Command Injectio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{Here is the standard output of the command:&lt;br&gt;benchmarkDataBase.lck&lt;br&gt;benchmarkDataBase.log&lt;br&gt;benchmarkDataBase.properties&lt;br&gt;benchmarkDataBase.script&lt;br&gt;benchmarkDataBase.tmp&lt;br&gt;common&lt;br&gt;conf&lt;br&gt;logs&lt;br&gt;shared&lt;br&gt;temp&lt;br&gt;testfiles&lt;br&gt;webapps&lt;br&gt;work&lt;br&gt;&lt;br&gt;Here is the std err of the command (if any):&lt;br&gt;}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816</text:p>
          </table:table-cell>
          <table:table-cell office:value-type="string" calcext:value-type="string">
            <text:p>Remote OS Command Injectio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{Here is the standard output of the command:&lt;br&gt;benchmarkDataBase.lck&lt;br&gt;benchmarkDataBase.log&lt;br&gt;benchmarkDataBase.properties&lt;br&gt;benchmarkDataBase.script&lt;br&gt;benchmarkDataBase.tmp&lt;br&gt;common&lt;br&gt;conf&lt;br&gt;logs&lt;br&gt;shared&lt;br&gt;temp&lt;br&gt;testfiles&lt;br&gt;webapps&lt;br&gt;work&lt;br&gt;&lt;br&gt;Here is the std err of the command (if any):&lt;br&gt;}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823</text:p>
          </table:table-cell>
          <table:table-cell office:value-type="string" calcext:value-type="string">
            <text:p>Remote OS Command Injectio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{Here is the standard output of the command:&lt;br&gt;benchmarkDataBase.lck&lt;br&gt;benchmarkDataBase.log&lt;br&gt;benchmarkDataBase.properties&lt;br&gt;benchmarkDataBase.script&lt;br&gt;benchmarkDataBase.tmp&lt;br&gt;common&lt;br&gt;conf&lt;br&gt;logs&lt;br&gt;shared&lt;br&gt;temp&lt;br&gt;testfiles&lt;br&gt;webapps&lt;br&gt;work&lt;br&gt;&lt;br&gt;Here is the std err of the command (if any):&lt;br&gt;}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824</text:p>
          </table:table-cell>
          <table:table-cell office:value-type="string" calcext:value-type="string">
            <text:p>Remote OS Command Injectio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{Here is the standard output of the command:&lt;br&gt;benchmarkDataBase.lck&lt;br&gt;benchmarkDataBase.log&lt;br&gt;benchmarkDataBase.properties&lt;br&gt;benchmarkDataBase.script&lt;br&gt;benchmarkDataBase.tmp&lt;br&gt;common&lt;br&gt;conf&lt;br&gt;logs&lt;br&gt;shared&lt;br&gt;temp&lt;br&gt;testfiles&lt;br&gt;webapps&lt;br&gt;work&lt;br&gt;&lt;br&gt;Here is the std err of the command (if any):&lt;br&gt;}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825</text:p>
          </table:table-cell>
          <table:table-cell office:value-type="string" calcext:value-type="string">
            <text:p>Remote OS Command Injectio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{Here is the standard output of the command:&lt;br&gt;benchmarkDataBase.lck&lt;br&gt;benchmarkDataBase.log&lt;br&gt;benchmarkDataBase.properties&lt;br&gt;benchmarkDataBase.script&lt;br&gt;benchmarkDataBase.tmp&lt;br&gt;common&lt;br&gt;conf&lt;br&gt;logs&lt;br&gt;shared&lt;br&gt;temp&lt;br&gt;testfiles&lt;br&gt;webapps&lt;br&gt;work&lt;br&gt;&lt;br&gt;Here is the std err of the command (if any):&lt;br&gt;}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288</text:p>
          </table:table-cell>
          <table:table-cell office:value-type="string" calcext:value-type="string">
            <text:p>Remote OS Command Injectio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{Here is the standard output of the command:&lt;br&gt;benchmarkDataBase.lck&lt;br&gt;benchmarkDataBase.log&lt;br&gt;benchmarkDataBase.properties&lt;br&gt;benchmarkDataBase.script&lt;br&gt;benchmarkDataBase.tmp&lt;br&gt;common&lt;br&gt;conf&lt;br&gt;logs&lt;br&gt;shared&lt;br&gt;temp&lt;br&gt;testfiles&lt;br&gt;webapps&lt;br&gt;work&lt;br&gt;&lt;br&gt;Here is the std err of the command (if any):&lt;br&gt;}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363</text:p>
          </table:table-cell>
          <table:table-cell office:value-type="string" calcext:value-type="string">
            <text:p>Remote OS Command Injectio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{Here is the standard output of the command:&lt;br&gt;benchmarkDataBase.lck&lt;br&gt;benchmarkDataBase.log&lt;br&gt;benchmarkDataBase.properties&lt;br&gt;benchmarkDataBase.script&lt;br&gt;benchmarkDataBase.tmp&lt;br&gt;common&lt;br&gt;conf&lt;br&gt;logs&lt;br&gt;shared&lt;br&gt;temp&lt;br&gt;testfiles&lt;br&gt;webapps&lt;br&gt;work&lt;br&gt;&lt;br&gt;Here is the std err of the command (if any):&lt;br&gt;}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531</text:p>
          </table:table-cell>
          <table:table-cell office:value-type="string" calcext:value-type="string">
            <text:p>Remote OS Command Injectio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{Here is the standard output of the command:&lt;br&gt;benchmarkDataBase.lck&lt;br&gt;benchmarkDataBase.log&lt;br&gt;benchmarkDataBase.properties&lt;br&gt;benchmarkDataBase.script&lt;br&gt;benchmarkDataBase.tmp&lt;br&gt;common&lt;br&gt;conf&lt;br&gt;logs&lt;br&gt;shared&lt;br&gt;temp&lt;br&gt;testfiles&lt;br&gt;webapps&lt;br&gt;work&lt;br&gt;&lt;br&gt;Here is the std err of the command (if any):&lt;br&gt;}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601</text:p>
          </table:table-cell>
          <table:table-cell office:value-type="string" calcext:value-type="string">
            <text:p>Remote OS Command Injectio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{Here is the standard output of the command:&lt;br&gt;benchmarkDataBase.lck&lt;br&gt;benchmarkDataBase.log&lt;br&gt;benchmarkDataBase.properties&lt;br&gt;benchmarkDataBase.script&lt;br&gt;benchmarkDataBase.tmp&lt;br&gt;common&lt;br&gt;conf&lt;br&gt;logs&lt;br&gt;shared&lt;br&gt;temp&lt;br&gt;testfiles&lt;br&gt;webapps&lt;br&gt;work&lt;br&gt;&lt;br&gt;Here is the std err of the command (if any):&lt;br&gt;}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673</text:p>
          </table:table-cell>
          <table:table-cell office:value-type="string" calcext:value-type="string">
            <text:p>Remote OS Command Injectio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{Here is the standard output of the command:&lt;br&gt;benchmarkDataBase.lck&lt;br&gt;benchmarkDataBase.log&lt;br&gt;benchmarkDataBase.properties&lt;br&gt;benchmarkDataBase.script&lt;br&gt;benchmarkDataBase.tmp&lt;br&gt;common&lt;br&gt;conf&lt;br&gt;logs&lt;br&gt;shared&lt;br&gt;temp&lt;br&gt;testfiles&lt;br&gt;webapps&lt;br&gt;work&lt;br&gt;&lt;br&gt;Here is the std err of the command (if any):&lt;br&gt;}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674</text:p>
          </table:table-cell>
          <table:table-cell office:value-type="string" calcext:value-type="string">
            <text:p>Remote OS Command Injectio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{Here is the standard output of the command:&lt;br&gt;benchmarkDataBase.lck&lt;br&gt;benchmarkDataBase.log&lt;br&gt;benchmarkDataBase.properties&lt;br&gt;benchmarkDataBase.script&lt;br&gt;benchmarkDataBase.tmp&lt;br&gt;common&lt;br&gt;conf&lt;br&gt;logs&lt;br&gt;shared&lt;br&gt;temp&lt;br&gt;testfiles&lt;br&gt;webapps&lt;br&gt;work&lt;br&gt;&lt;br&gt;Here is the std err of the command (if any):&lt;br&gt;}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685</text:p>
          </table:table-cell>
          <table:table-cell office:value-type="string" calcext:value-type="string">
            <text:p>Remote OS Command Injectio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{Here is the standard output of the command:&lt;br&gt;benchmarkDataBase.lck&lt;br&gt;benchmarkDataBase.log&lt;br&gt;benchmarkDataBase.properties&lt;br&gt;benchmarkDataBase.script&lt;br&gt;benchmarkDataBase.tmp&lt;br&gt;common&lt;br&gt;conf&lt;br&gt;logs&lt;br&gt;shared&lt;br&gt;temp&lt;br&gt;testfiles&lt;br&gt;webapps&lt;br&gt;work&lt;br&gt;&lt;br&gt;Here is the std err of the command (if any):&lt;br&gt;}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690</text:p>
          </table:table-cell>
          <table:table-cell office:value-type="string" calcext:value-type="string">
            <text:p>Remote OS Command Injectio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{Here is the standard output of the command:&lt;br&gt;benchmarkDataBase.lck&lt;br&gt;benchmarkDataBase.log&lt;br&gt;benchmarkDataBase.properties&lt;br&gt;benchmarkDataBase.script&lt;br&gt;benchmarkDataBase.tmp&lt;br&gt;common&lt;br&gt;conf&lt;br&gt;logs&lt;br&gt;shared&lt;br&gt;temp&lt;br&gt;testfiles&lt;br&gt;webapps&lt;br&gt;work&lt;br&gt;&lt;br&gt;Here is the std err of the command (if any):&lt;br&gt;}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691</text:p>
          </table:table-cell>
          <table:table-cell office:value-type="string" calcext:value-type="string">
            <text:p>Remote OS Command Injectio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{Here is the standard output of the command:&lt;br&gt;benchmarkDataBase.lck&lt;br&gt;benchmarkDataBase.log&lt;br&gt;benchmarkDataBase.properties&lt;br&gt;benchmarkDataBase.script&lt;br&gt;benchmarkDataBase.tmp&lt;br&gt;common&lt;br&gt;conf&lt;br&gt;logs&lt;br&gt;shared&lt;br&gt;temp&lt;br&gt;testfiles&lt;br&gt;webapps&lt;br&gt;work&lt;br&gt;&lt;br&gt;Here is the std err of the command (if any):&lt;br&gt;}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243</text:p>
          </table:table-cell>
          <table:table-cell office:value-type="string" calcext:value-type="string">
            <text:p>Remote OS Command Injectio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{Here is the standard output of the command:&lt;br&gt;benchmarkDataBase.lck&lt;br&gt;benchmarkDataBase.log&lt;br&gt;benchmarkDataBase.properties&lt;br&gt;benchmarkDataBase.script&lt;br&gt;benchmarkDataBase.tmp&lt;br&gt;common&lt;br&gt;conf&lt;br&gt;logs&lt;br&gt;shared&lt;br&gt;temp&lt;br&gt;testfiles&lt;br&gt;webapps&lt;br&gt;work&lt;br&gt;&lt;br&gt;Here is the std err of the command (if any):&lt;br&gt;}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412</text:p>
          </table:table-cell>
          <table:table-cell office:value-type="string" calcext:value-type="string">
            <text:p>Remote OS Command Injectio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{Here is the standard output of the command:&lt;br&gt;benchmarkDataBase.lck&lt;br&gt;benchmarkDataBase.log&lt;br&gt;benchmarkDataBase.properties&lt;br&gt;benchmarkDataBase.script&lt;br&gt;benchmarkDataBase.tmp&lt;br&gt;common&lt;br&gt;conf&lt;br&gt;logs&lt;br&gt;shared&lt;br&gt;temp&lt;br&gt;testfiles&lt;br&gt;webapps&lt;br&gt;work&lt;br&gt;&lt;br&gt;Here is the std err of the command (if any):&lt;br&gt;}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432</text:p>
          </table:table-cell>
          <table:table-cell office:value-type="string" calcext:value-type="string">
            <text:p>Remote OS Command Injectio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{Here is the standard output of the command:&lt;br&gt;benchmarkDataBase.lck&lt;br&gt;benchmarkDataBase.log&lt;br&gt;benchmarkDataBase.properties&lt;br&gt;benchmarkDataBase.script&lt;br&gt;benchmarkDataBase.tmp&lt;br&gt;common&lt;br&gt;conf&lt;br&gt;logs&lt;br&gt;shared&lt;br&gt;temp&lt;br&gt;testfiles&lt;br&gt;webapps&lt;br&gt;work&lt;br&gt;&lt;br&gt;Here is the std err of the command (if any):&lt;br&gt;}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512</text:p>
          </table:table-cell>
          <table:table-cell office:value-type="string" calcext:value-type="string">
            <text:p>Remote OS Command Injectio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{Here is the standard output of the command:&lt;br&gt;benchmarkDataBase.lck&lt;br&gt;benchmarkDataBase.log&lt;br&gt;benchmarkDataBase.properties&lt;br&gt;benchmarkDataBase.script&lt;br&gt;benchmarkDataBase.tmp&lt;br&gt;common&lt;br&gt;conf&lt;br&gt;logs&lt;br&gt;shared&lt;br&gt;temp&lt;br&gt;testfiles&lt;br&gt;webapps&lt;br&gt;work&lt;br&gt;&lt;br&gt;Here is the std err of the command (if any):&lt;br&gt;}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517</text:p>
          </table:table-cell>
          <table:table-cell office:value-type="string" calcext:value-type="string">
            <text:p>Remote OS Command Injectio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{Here is the standard output of the command:&lt;br&gt;benchmarkDataBase.lck&lt;br&gt;benchmarkDataBase.log&lt;br&gt;benchmarkDataBase.properties&lt;br&gt;benchmarkDataBase.script&lt;br&gt;benchmarkDataBase.tmp&lt;br&gt;common&lt;br&gt;conf&lt;br&gt;logs&lt;br&gt;shared&lt;br&gt;temp&lt;br&gt;testfiles&lt;br&gt;webapps&lt;br&gt;work&lt;br&gt;&lt;br&gt;Here is the std err of the command (if any):&lt;br&gt;}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611</text:p>
          </table:table-cell>
          <table:table-cell office:value-type="string" calcext:value-type="string">
            <text:p>Remote OS Command Injectio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{Here is the standard output of the command:&lt;br&gt;benchmarkDataBase.lck&lt;br&gt;benchmarkDataBase.log&lt;br&gt;benchmarkDataBase.properties&lt;br&gt;benchmarkDataBase.script&lt;br&gt;benchmarkDataBase.tmp&lt;br&gt;common&lt;br&gt;conf&lt;br&gt;logs&lt;br&gt;shared&lt;br&gt;temp&lt;br&gt;testfiles&lt;br&gt;webapps&lt;br&gt;work&lt;br&gt;&lt;br&gt;Here is the std err of the command (if any):&lt;br&gt;}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612</text:p>
          </table:table-cell>
          <table:table-cell office:value-type="string" calcext:value-type="string">
            <text:p>Remote OS Command Injectio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{Here is the standard output of the command:&lt;br&gt;benchmarkDataBase.lck&lt;br&gt;benchmarkDataBase.log&lt;br&gt;benchmarkDataBase.properties&lt;br&gt;benchmarkDataBase.script&lt;br&gt;benchmarkDataBase.tmp&lt;br&gt;common&lt;br&gt;conf&lt;br&gt;logs&lt;br&gt;shared&lt;br&gt;temp&lt;br&gt;testfiles&lt;br&gt;webapps&lt;br&gt;work&lt;br&gt;&lt;br&gt;Here is the std err of the command (if any):&lt;br&gt;}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613</text:p>
          </table:table-cell>
          <table:table-cell office:value-type="string" calcext:value-type="string">
            <text:p>Remote OS Command Injectio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{Here is the standard output of the command:&lt;br&gt;benchmarkDataBase.lck&lt;br&gt;benchmarkDataBase.log&lt;br&gt;benchmarkDataBase.properties&lt;br&gt;benchmarkDataBase.script&lt;br&gt;benchmarkDataBase.tmp&lt;br&gt;common&lt;br&gt;conf&lt;br&gt;logs&lt;br&gt;shared&lt;br&gt;temp&lt;br&gt;testfiles&lt;br&gt;webapps&lt;br&gt;work&lt;br&gt;&lt;br&gt;Here is the std err of the command (if any):&lt;br&gt;}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409</text:p>
          </table:table-cell>
          <table:table-cell office:value-type="string" calcext:value-type="string">
            <text:p>Remote OS Command Injectio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{Here is the standard output of the command:&lt;br&gt;benchmarkDataBase.lck&lt;br&gt;benchmarkDataBase.log&lt;br&gt;benchmarkDataBase.properties&lt;br&gt;benchmarkDataBase.script&lt;br&gt;benchmarkDataBase.tmp&lt;br&gt;common&lt;br&gt;conf&lt;br&gt;logs&lt;br&gt;shared&lt;br&gt;temp&lt;br&gt;testfiles&lt;br&gt;webapps&lt;br&gt;work&lt;br&gt;&lt;br&gt;Here is the std err of the command (if any):&lt;br&gt;}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480</text:p>
          </table:table-cell>
          <table:table-cell office:value-type="string" calcext:value-type="string">
            <text:p>Remote OS Command Injectio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{Here is the standard output of the command:&lt;br&gt;benchmarkDataBase.lck&lt;br&gt;benchmarkDataBase.log&lt;br&gt;benchmarkDataBase.properties&lt;br&gt;benchmarkDataBase.script&lt;br&gt;benchmarkDataBase.tmp&lt;br&gt;common&lt;br&gt;conf&lt;br&gt;logs&lt;br&gt;shared&lt;br&gt;temp&lt;br&gt;testfiles&lt;br&gt;webapps&lt;br&gt;work&lt;br&gt;&lt;br&gt;Here is the std err of the command (if any):&lt;br&gt;}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495</text:p>
          </table:table-cell>
          <table:table-cell office:value-type="string" calcext:value-type="string">
            <text:p>Remote OS Command Injectio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{Here is the standard output of the command:&lt;br&gt;benchmarkDataBase.lck&lt;br&gt;benchmarkDataBase.log&lt;br&gt;benchmarkDataBase.properties&lt;br&gt;benchmarkDataBase.script&lt;br&gt;benchmarkDataBase.tmp&lt;br&gt;common&lt;br&gt;conf&lt;br&gt;logs&lt;br&gt;shared&lt;br&gt;temp&lt;br&gt;testfiles&lt;br&gt;webapps&lt;br&gt;work&lt;br&gt;&lt;br&gt;Here is the std err of the command (if any):&lt;br&gt;}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496</text:p>
          </table:table-cell>
          <table:table-cell office:value-type="string" calcext:value-type="string">
            <text:p>Remote OS Command Injectio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{Here is the standard output of the command:&lt;br&gt;benchmarkDataBase.lck&lt;br&gt;benchmarkDataBase.log&lt;br&gt;benchmarkDataBase.properties&lt;br&gt;benchmarkDataBase.script&lt;br&gt;benchmarkDataBase.tmp&lt;br&gt;common&lt;br&gt;conf&lt;br&gt;logs&lt;br&gt;shared&lt;br&gt;temp&lt;br&gt;testfiles&lt;br&gt;webapps&lt;br&gt;work&lt;br&gt;&lt;br&gt;Here is the std err of the command (if any):&lt;br&gt;}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498</text:p>
          </table:table-cell>
          <table:table-cell office:value-type="string" calcext:value-type="string">
            <text:p>Remote OS Command Injectio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{Here is the standard output of the command:&lt;br&gt;benchmarkDataBase.lck&lt;br&gt;benchmarkDataBase.log&lt;br&gt;benchmarkDataBase.properties&lt;br&gt;benchmarkDataBase.script&lt;br&gt;benchmarkDataBase.tmp&lt;br&gt;common&lt;br&gt;conf&lt;br&gt;logs&lt;br&gt;shared&lt;br&gt;temp&lt;br&gt;testfiles&lt;br&gt;webapps&lt;br&gt;work&lt;br&gt;&lt;br&gt;Here is the std err of the command (if any):&lt;br&gt;}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731</text:p>
          </table:table-cell>
          <table:table-cell office:value-type="string" calcext:value-type="string">
            <text:p>Remote OS Command Injectio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{Here is the standard output of the command:&lt;br&gt;benchmarkDataBase.lck&lt;br&gt;benchmarkDataBase.log&lt;br&gt;benchmarkDataBase.properties&lt;br&gt;benchmarkDataBase.script&lt;br&gt;benchmarkDataBase.tmp&lt;br&gt;common&lt;br&gt;conf&lt;br&gt;logs&lt;br&gt;shared&lt;br&gt;temp&lt;br&gt;testfiles&lt;br&gt;webapps&lt;br&gt;work&lt;br&gt;&lt;br&gt;Here is the std err of the command (if any):&lt;br&gt;}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740</text:p>
          </table:table-cell>
          <table:table-cell office:value-type="string" calcext:value-type="string">
            <text:p>Remote OS Command Injectio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{Here is the standard output of the command:&lt;br&gt;benchmarkDataBase.lck&lt;br&gt;benchmarkDataBase.log&lt;br&gt;benchmarkDataBase.properties&lt;br&gt;benchmarkDataBase.script&lt;br&gt;benchmarkDataBase.tmp&lt;br&gt;common&lt;br&gt;conf&lt;br&gt;logs&lt;br&gt;shared&lt;br&gt;temp&lt;br&gt;testfiles&lt;br&gt;webapps&lt;br&gt;work&lt;br&gt;&lt;br&gt;Here is the std err of the command (if any):&lt;br&gt;}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270</text:p>
          </table:table-cell>
          <table:table-cell office:value-type="string" calcext:value-type="string">
            <text:p>Remote OS Command Injectio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{Here is the standard output of the command:&lt;br&gt;benchmarkDataBase.lck&lt;br&gt;benchmarkDataBase.log&lt;br&gt;benchmarkDataBase.properties&lt;br&gt;benchmarkDataBase.script&lt;br&gt;benchmarkDataBase.tmp&lt;br&gt;common&lt;br&gt;conf&lt;br&gt;logs&lt;br&gt;shared&lt;br&gt;temp&lt;br&gt;testfiles&lt;br&gt;webapps&lt;br&gt;work&lt;br&gt;&lt;br&gt;Here is the std err of the command (if any):&lt;br&gt;}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286</text:p>
          </table:table-cell>
          <table:table-cell office:value-type="string" calcext:value-type="string">
            <text:p>Remote OS Command Injectio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{Here is the standard output of the command:&lt;br&gt;benchmarkDataBase.lck&lt;br&gt;benchmarkDataBase.log&lt;br&gt;benchmarkDataBase.properties&lt;br&gt;benchmarkDataBase.script&lt;br&gt;benchmarkDataBase.tmp&lt;br&gt;common&lt;br&gt;conf&lt;br&gt;logs&lt;br&gt;shared&lt;br&gt;temp&lt;br&gt;testfiles&lt;br&gt;webapps&lt;br&gt;work&lt;br&gt;&lt;br&gt;Here is the std err of the command (if any):&lt;br&gt;}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287</text:p>
          </table:table-cell>
          <table:table-cell office:value-type="string" calcext:value-type="string">
            <text:p>Remote OS Command Injectio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{Here is the standard output of the command:&lt;br&gt;benchmarkDataBase.lck&lt;br&gt;benchmarkDataBase.log&lt;br&gt;benchmarkDataBase.properties&lt;br&gt;benchmarkDataBase.script&lt;br&gt;benchmarkDataBase.tmp&lt;br&gt;common&lt;br&gt;conf&lt;br&gt;logs&lt;br&gt;shared&lt;br&gt;temp&lt;br&gt;testfiles&lt;br&gt;webapps&lt;br&gt;work&lt;br&gt;&lt;br&gt;Here is the std err of the command (if any):&lt;br&gt;}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361</text:p>
          </table:table-cell>
          <table:table-cell office:value-type="string" calcext:value-type="string">
            <text:p>Remote OS Command Injectio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{Here is the standard output of the command:&lt;br&gt;benchmarkDataBase.lck&lt;br&gt;benchmarkDataBase.log&lt;br&gt;benchmarkDataBase.properties&lt;br&gt;benchmarkDataBase.script&lt;br&gt;benchmarkDataBase.tmp&lt;br&gt;common&lt;br&gt;conf&lt;br&gt;logs&lt;br&gt;shared&lt;br&gt;temp&lt;br&gt;testfiles&lt;br&gt;webapps&lt;br&gt;work&lt;br&gt;&lt;br&gt;Here is the std err of the command (if any):&lt;br&gt;}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362</text:p>
          </table:table-cell>
          <table:table-cell office:value-type="string" calcext:value-type="string">
            <text:p>Remote OS Command Injectio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{Here is the standard output of the command:&lt;br&gt;benchmarkDataBase.lck&lt;br&gt;benchmarkDataBase.log&lt;br&gt;benchmarkDataBase.properties&lt;br&gt;benchmarkDataBase.script&lt;br&gt;benchmarkDataBase.tmp&lt;br&gt;common&lt;br&gt;conf&lt;br&gt;logs&lt;br&gt;shared&lt;br&gt;temp&lt;br&gt;testfiles&lt;br&gt;webapps&lt;br&gt;work&lt;br&gt;&lt;br&gt;Here is the std err of the command (if any):&lt;br&gt;}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517</text:p>
          </table:table-cell>
          <table:table-cell office:value-type="string" calcext:value-type="string">
            <text:p>Remote OS Command Injectio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{Here is the standard output of the command:&lt;br&gt;benchmarkDataBase.lck&lt;br&gt;benchmarkDataBase.log&lt;br&gt;benchmarkDataBase.properties&lt;br&gt;benchmarkDataBase.script&lt;br&gt;benchmarkDataBase.tmp&lt;br&gt;common&lt;br&gt;conf&lt;br&gt;logs&lt;br&gt;shared&lt;br&gt;temp&lt;br&gt;testfiles&lt;br&gt;webapps&lt;br&gt;work&lt;br&gt;&lt;br&gt;Here is the std err of the command (if any):&lt;br&gt;}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533</text:p>
          </table:table-cell>
          <table:table-cell office:value-type="string" calcext:value-type="string">
            <text:p>Remote OS Command Injectio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{Here is the standard output of the command:&lt;br&gt;benchmarkDataBase.lck&lt;br&gt;benchmarkDataBase.log&lt;br&gt;benchmarkDataBase.properties&lt;br&gt;benchmarkDataBase.script&lt;br&gt;benchmarkDataBase.tmp&lt;br&gt;common&lt;br&gt;conf&lt;br&gt;logs&lt;br&gt;shared&lt;br&gt;temp&lt;br&gt;testfiles&lt;br&gt;webapps&lt;br&gt;work&lt;br&gt;&lt;br&gt;Here is the std err of the command (if any):&lt;br&gt;}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137</text:p>
          </table:table-cell>
          <table:table-cell office:value-type="string" calcext:value-type="string">
            <text:p>Remote OS Command Injectio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{Here is the standard output of the command:&lt;br&gt;benchmarkDataBase.lck&lt;br&gt;benchmarkDataBase.log&lt;br&gt;benchmarkDataBase.properties&lt;br&gt;benchmarkDataBase.script&lt;br&gt;benchmarkDataBase.tmp&lt;br&gt;common&lt;br&gt;conf&lt;br&gt;logs&lt;br&gt;shared&lt;br&gt;temp&lt;br&gt;testfiles&lt;br&gt;webapps&lt;br&gt;work&lt;br&gt;&lt;br&gt;Here is the std err of the command (if any):&lt;br&gt;}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150</text:p>
          </table:table-cell>
          <table:table-cell office:value-type="string" calcext:value-type="string">
            <text:p>Remote OS Command Injectio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{Here is the standard output of the command:&lt;br&gt;benchmarkDataBase.lck&lt;br&gt;benchmarkDataBase.log&lt;br&gt;benchmarkDataBase.properties&lt;br&gt;benchmarkDataBase.script&lt;br&gt;benchmarkDataBase.tmp&lt;br&gt;common&lt;br&gt;conf&lt;br&gt;logs&lt;br&gt;shared&lt;br&gt;temp&lt;br&gt;testfiles&lt;br&gt;webapps&lt;br&gt;work&lt;br&gt;&lt;br&gt;Here is the std err of the command (if any):&lt;br&gt;}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151</text:p>
          </table:table-cell>
          <table:table-cell office:value-type="string" calcext:value-type="string">
            <text:p>Remote OS Command Injectio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{Here is the standard output of the command:&lt;br&gt;benchmarkDataBase.lck&lt;br&gt;benchmarkDataBase.log&lt;br&gt;benchmarkDataBase.properties&lt;br&gt;benchmarkDataBase.script&lt;br&gt;benchmarkDataBase.tmp&lt;br&gt;common&lt;br&gt;conf&lt;br&gt;logs&lt;br&gt;shared&lt;br&gt;temp&lt;br&gt;testfiles&lt;br&gt;webapps&lt;br&gt;work&lt;br&gt;&lt;br&gt;Here is the std err of the command (if any):&lt;br&gt;}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152</text:p>
          </table:table-cell>
          <table:table-cell office:value-type="string" calcext:value-type="string">
            <text:p>Remote OS Command Injectio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{Here is the standard output of the command:&lt;br&gt;benchmarkDataBase.lck&lt;br&gt;benchmarkDataBase.log&lt;br&gt;benchmarkDataBase.properties&lt;br&gt;benchmarkDataBase.script&lt;br&gt;benchmarkDataBase.tmp&lt;br&gt;common&lt;br&gt;conf&lt;br&gt;logs&lt;br&gt;shared&lt;br&gt;temp&lt;br&gt;testfiles&lt;br&gt;webapps&lt;br&gt;work&lt;br&gt;&lt;br&gt;Here is the std err of the command (if any):&lt;br&gt;}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155</text:p>
          </table:table-cell>
          <table:table-cell office:value-type="string" calcext:value-type="string">
            <text:p>Remote OS Command Injectio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{Here is the standard output of the command:&lt;br&gt;benchmarkDataBase.lck&lt;br&gt;benchmarkDataBase.log&lt;br&gt;benchmarkDataBase.properties&lt;br&gt;benchmarkDataBase.script&lt;br&gt;benchmarkDataBase.tmp&lt;br&gt;common&lt;br&gt;conf&lt;br&gt;logs&lt;br&gt;shared&lt;br&gt;temp&lt;br&gt;testfiles&lt;br&gt;webapps&lt;br&gt;work&lt;br&gt;&lt;br&gt;Here is the std err of the command (if any):&lt;br&gt;}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244</text:p>
          </table:table-cell>
          <table:table-cell office:value-type="string" calcext:value-type="string">
            <text:p>Remote OS Command Injectio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{Here is the standard output of the command:&lt;br&gt;benchmarkDataBase.lck&lt;br&gt;benchmarkDataBase.log&lt;br&gt;benchmarkDataBase.properties&lt;br&gt;benchmarkDataBase.script&lt;br&gt;benchmarkDataBase.tmp&lt;br&gt;common&lt;br&gt;conf&lt;br&gt;logs&lt;br&gt;shared&lt;br&gt;temp&lt;br&gt;testfiles&lt;br&gt;webapps&lt;br&gt;work&lt;br&gt;&lt;br&gt;Here is the std err of the command (if any):&lt;br&gt;}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251</text:p>
          </table:table-cell>
          <table:table-cell office:value-type="string" calcext:value-type="string">
            <text:p>Remote OS Command Injectio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{Here is the standard output of the command:&lt;br&gt;benchmarkDataBase.lck&lt;br&gt;benchmarkDataBase.log&lt;br&gt;benchmarkDataBase.properties&lt;br&gt;benchmarkDataBase.script&lt;br&gt;benchmarkDataBase.tmp&lt;br&gt;common&lt;br&gt;conf&lt;br&gt;logs&lt;br&gt;shared&lt;br&gt;temp&lt;br&gt;testfiles&lt;br&gt;webapps&lt;br&gt;work&lt;br&gt;&lt;br&gt;Here is the std err of the command (if any):&lt;br&gt;}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411</text:p>
          </table:table-cell>
          <table:table-cell office:value-type="string" calcext:value-type="string">
            <text:p>Remote OS Command Injectio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{Here is the standard output of the command:&lt;br&gt;benchmarkDataBase.lck&lt;br&gt;benchmarkDataBase.log&lt;br&gt;benchmarkDataBase.properties&lt;br&gt;benchmarkDataBase.script&lt;br&gt;benchmarkDataBase.tmp&lt;br&gt;common&lt;br&gt;conf&lt;br&gt;logs&lt;br&gt;shared&lt;br&gt;temp&lt;br&gt;testfiles&lt;br&gt;webapps&lt;br&gt;work&lt;br&gt;&lt;br&gt;Here is the std err of the command (if any):&lt;br&gt;}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414</text:p>
          </table:table-cell>
          <table:table-cell office:value-type="string" calcext:value-type="string">
            <text:p>Remote OS Command Injectio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{Here is the standard output of the command:&lt;br&gt;benchmarkDataBase.lck&lt;br&gt;benchmarkDataBase.log&lt;br&gt;benchmarkDataBase.properties&lt;br&gt;benchmarkDataBase.script&lt;br&gt;benchmarkDataBase.tmp&lt;br&gt;common&lt;br&gt;conf&lt;br&gt;logs&lt;br&gt;shared&lt;br&gt;temp&lt;br&gt;testfiles&lt;br&gt;webapps&lt;br&gt;work&lt;br&gt;&lt;br&gt;Here is the std err of the command (if any):&lt;br&gt;}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429</text:p>
          </table:table-cell>
          <table:table-cell office:value-type="string" calcext:value-type="string">
            <text:p>Remote OS Command Injectio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{Here is the standard output of the command:&lt;br&gt;benchmarkDataBase.lck&lt;br&gt;benchmarkDataBase.log&lt;br&gt;benchmarkDataBase.properties&lt;br&gt;benchmarkDataBase.script&lt;br&gt;benchmarkDataBase.tmp&lt;br&gt;common&lt;br&gt;conf&lt;br&gt;logs&lt;br&gt;shared&lt;br&gt;temp&lt;br&gt;testfiles&lt;br&gt;webapps&lt;br&gt;work&lt;br&gt;&lt;br&gt;Here is the std err of the command (if any):&lt;br&gt;}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430</text:p>
          </table:table-cell>
          <table:table-cell office:value-type="string" calcext:value-type="string">
            <text:p>Remote OS Command Injectio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{Here is the standard output of the command:&lt;br&gt;benchmarkDataBase.lck&lt;br&gt;benchmarkDataBase.log&lt;br&gt;benchmarkDataBase.properties&lt;br&gt;benchmarkDataBase.script&lt;br&gt;benchmarkDataBase.tmp&lt;br&gt;common&lt;br&gt;conf&lt;br&gt;logs&lt;br&gt;shared&lt;br&gt;temp&lt;br&gt;testfiles&lt;br&gt;webapps&lt;br&gt;work&lt;br&gt;&lt;br&gt;Here is the std err of the command (if any):&lt;br&gt;}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431</text:p>
          </table:table-cell>
          <table:table-cell office:value-type="string" calcext:value-type="string">
            <text:p>Remote OS Command Injectio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{Here is the standard output of the command:&lt;br&gt;benchmarkDataBase.lck&lt;br&gt;benchmarkDataBase.log&lt;br&gt;benchmarkDataBase.properties&lt;br&gt;benchmarkDataBase.script&lt;br&gt;benchmarkDataBase.tmp&lt;br&gt;common&lt;br&gt;conf&lt;br&gt;logs&lt;br&gt;shared&lt;br&gt;temp&lt;br&gt;testfiles&lt;br&gt;webapps&lt;br&gt;work&lt;br&gt;&lt;br&gt;Here is the std err of the command (if any):&lt;br&gt;}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433</text:p>
          </table:table-cell>
          <table:table-cell office:value-type="string" calcext:value-type="string">
            <text:p>Remote OS Command Injectio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{Here is the standard output of the command:&lt;br&gt;benchmarkDataBase.lck&lt;br&gt;benchmarkDataBase.log&lt;br&gt;benchmarkDataBase.properties&lt;br&gt;benchmarkDataBase.script&lt;br&gt;benchmarkDataBase.tmp&lt;br&gt;common&lt;br&gt;conf&lt;br&gt;logs&lt;br&gt;shared&lt;br&gt;temp&lt;br&gt;testfiles&lt;br&gt;webapps&lt;br&gt;work&lt;br&gt;&lt;br&gt;Here is the std err of the command (if any):&lt;br&gt;}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496</text:p>
          </table:table-cell>
          <table:table-cell office:value-type="string" calcext:value-type="string">
            <text:p>Remote OS Command Injectio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{Here is the standard output of the command:&lt;br&gt;benchmarkDataBase.lck&lt;br&gt;benchmarkDataBase.log&lt;br&gt;benchmarkDataBase.properties&lt;br&gt;benchmarkDataBase.script&lt;br&gt;benchmarkDataBase.tmp&lt;br&gt;common&lt;br&gt;conf&lt;br&gt;logs&lt;br&gt;shared&lt;br&gt;temp&lt;br&gt;testfiles&lt;br&gt;webapps&lt;br&gt;work&lt;br&gt;&lt;br&gt;Here is the std err of the command (if any):&lt;br&gt;}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511</text:p>
          </table:table-cell>
          <table:table-cell office:value-type="string" calcext:value-type="string">
            <text:p>Remote OS Command Injectio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{Here is the standard output of the command:&lt;br&gt;benchmarkDataBase.lck&lt;br&gt;benchmarkDataBase.log&lt;br&gt;benchmarkDataBase.properties&lt;br&gt;benchmarkDataBase.script&lt;br&gt;benchmarkDataBase.tmp&lt;br&gt;common&lt;br&gt;conf&lt;br&gt;logs&lt;br&gt;shared&lt;br&gt;temp&lt;br&gt;testfiles&lt;br&gt;webapps&lt;br&gt;work&lt;br&gt;&lt;br&gt;Here is the std err of the command (if any):&lt;br&gt;}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514</text:p>
          </table:table-cell>
          <table:table-cell office:value-type="string" calcext:value-type="string">
            <text:p>Remote OS Command Injectio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{Here is the standard output of the command:&lt;br&gt;benchmarkDataBase.lck&lt;br&gt;benchmarkDataBase.log&lt;br&gt;benchmarkDataBase.properties&lt;br&gt;benchmarkDataBase.script&lt;br&gt;benchmarkDataBase.tmp&lt;br&gt;common&lt;br&gt;conf&lt;br&gt;logs&lt;br&gt;shared&lt;br&gt;temp&lt;br&gt;testfiles&lt;br&gt;webapps&lt;br&gt;work&lt;br&gt;&lt;br&gt;Here is the std err of the command (if any):&lt;br&gt;}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515</text:p>
          </table:table-cell>
          <table:table-cell office:value-type="string" calcext:value-type="string">
            <text:p>Remote OS Command Injectio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{Here is the standard output of the command:&lt;br&gt;benchmarkDataBase.lck&lt;br&gt;benchmarkDataBase.log&lt;br&gt;benchmarkDataBase.properties&lt;br&gt;benchmarkDataBase.script&lt;br&gt;benchmarkDataBase.tmp&lt;br&gt;common&lt;br&gt;conf&lt;br&gt;logs&lt;br&gt;shared&lt;br&gt;temp&lt;br&gt;testfiles&lt;br&gt;webapps&lt;br&gt;work&lt;br&gt;&lt;br&gt;Here is the std err of the command (if any):&lt;br&gt;}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516</text:p>
          </table:table-cell>
          <table:table-cell office:value-type="string" calcext:value-type="string">
            <text:p>Remote OS Command Injectio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{Here is the standard output of the command:&lt;br&gt;benchmarkDataBase.lck&lt;br&gt;benchmarkDataBase.log&lt;br&gt;benchmarkDataBase.properties&lt;br&gt;benchmarkDataBase.script&lt;br&gt;benchmarkDataBase.tmp&lt;br&gt;common&lt;br&gt;conf&lt;br&gt;logs&lt;br&gt;shared&lt;br&gt;temp&lt;br&gt;testfiles&lt;br&gt;webapps&lt;br&gt;work&lt;br&gt;&lt;br&gt;Here is the std err of the command (if any):&lt;br&gt;}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041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047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048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049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382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387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467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472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477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492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644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719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724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729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800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801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802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803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804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805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806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807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809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810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811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822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253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258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263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268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506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511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596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657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658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660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662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665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667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670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123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133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223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228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402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487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578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579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580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582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583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584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586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587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588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591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595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598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600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608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030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375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376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378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380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383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384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385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388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390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395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473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475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478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642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643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645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651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656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711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715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720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721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725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728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0737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254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257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259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260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261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266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267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284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335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337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346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347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349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350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505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507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509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510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583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584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587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589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590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592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594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597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1598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126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127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129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130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132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136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145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224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225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227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232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234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241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396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399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400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403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405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409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410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480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483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489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BenchmarkTest02493</text:p>
          </table:table-cell>
          <table:table-cell office:value-type="string" calcext:value-type="string">
            <text:p>Cross Site Scripting (Reflected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{HTTP/1.1 200 Content-Security-Policy: frame-ancestors 'self'; form-action 'self'; default-src 'unsafe-inline' 'unsafe-eval' 'self'; style-src 'unsafe-inline' 'self'; style-src-elem 'self' fonts.googleapis.com; font-src 'self' fonts.gstatic.com Cache-Control: no-cache, no-store, must-revalidate Strict-Transport-Security: max-age=31536000;includeSubDomains X-Frame-Options: DENY X-Content-Type-Options: nosniff X-XSS-Protection: 0 Content-Type: text/html;charset=UTF-8 Content-Length: 26 Date: Thu, 17 Apr 2025 19:31:50 GMT <text:s/>&lt;scrIpt&gt;alert(1);&lt;/scRipt&gt;}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E1:Sheet1.E43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 Mono" svg:font-family="'Ubuntu Mono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7T22:36:57.306111816</meta:creation-date>
    <dc:date>2025-04-20T22:22:57.036661569</dc:date>
    <meta:editing-duration>P2DT23H45M55S</meta:editing-duration>
    <meta:editing-cycles>12</meta:editing-cycles>
    <meta:generator>LibreOffice/7.4.7.2$Linux_X86_64 LibreOffice_project/40$Build-2</meta:generator>
    <meta:document-statistic meta:table-count="2" meta:cell-count="3066" meta:object-count="0"/>
  </office:meta>
</office:document-meta>
</file>